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family-generic="roma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2" svg:font-family="Garamond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24753b" officeooo:paragraph-rsid="0024753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style:font-name="Garamond" fo:font-size="16pt" fo:language="fr" fo:country="FR" fo:font-weight="bold" officeooo:rsid="0024753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24753b" officeooo:paragraph-rsid="0024753b" style:font-size-asian="14pt" style:font-size-complex="14pt"/>
    </style:style>
    <style:style style:name="P6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4753b" officeooo:paragraph-rsid="0024753b" style:font-size-asian="14pt" style:font-size-complex="14pt"/>
    </style:style>
    <style:style style:name="P7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bold" officeooo:rsid="0024753b" officeooo:paragraph-rsid="0024753b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0665e2" officeooo:paragraph-rsid="0024753b" style:font-name-asian="Garamond2" style:font-size-asian="12.25pt" style:language-asian="zxx" style:country-asian="none" style:font-weight-asian="normal" style:font-name-complex="Garamond2" style:font-size-complex="14pt" style:language-complex="zxx" style:country-complex="none" style:font-weight-complex="normal"/>
    </style:style>
    <style:style style:name="P9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0665e2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17bd78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fo:font-weight="normal" officeooo:rsid="000806a9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text-position="0% 100%" style:font-name="Garamond" fo:font-size="14pt" fo:language="fr" fo:country="FR" fo:font-weight="normal" officeooo:rsid="0024753b" officeooo:paragraph-rsid="0024753b" style:font-name-asian="Garamond2" style:font-size-asian="12.25pt" style:language-asian="zxx" style:country-asian="none" style:font-weight-asian="normal" style:font-name-complex="Garamond2" style:font-size-complex="14pt" style:language-complex="zxx" style:country-complex="none" style:font-weight-complex="normal"/>
    </style:style>
    <style:style style:name="P13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bold" officeooo:rsid="0024753b" officeooo:paragraph-rsid="0024753b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bold" officeooo:rsid="0024753b" officeooo:paragraph-rsid="0024753b" style:font-name-asian="Garamond2" style:font-size-asian="14pt" style:font-weight-asian="bold" style:font-name-complex="Garamond2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bold" officeooo:rsid="000665e2" officeooo:paragraph-rsid="0024753b" style:font-name-asian="Garamond2" style:font-size-asian="12.25pt" style:language-asian="zxx" style:country-asian="none" style:font-weight-asian="bold" style:font-name-complex="Garamond2" style:font-size-complex="14pt" style:language-complex="zxx" style:country-complex="none" style:font-weight-complex="bold"/>
    </style:style>
    <style:style style:name="P16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text-position="0% 100%" style:font-name="Garamond" fo:font-size="14pt" fo:language="fr" fo:country="FR" fo:font-weight="bold" officeooo:rsid="00096459" officeooo:paragraph-rsid="0024753b" style:font-name-asian="Garamond2" style:font-size-asian="12.25pt" style:language-asian="zxx" style:country-asian="none" style:font-weight-asian="bold" style:font-name-complex="Garamond2" style:font-size-complex="14pt" style:language-complex="zxx" style:country-complex="none" style:font-weight-complex="bold"/>
    </style:style>
    <style:style style:name="P17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text-position="0% 100%" style:font-name="Garamond" fo:font-size="14pt" fo:language="fr" fo:country="FR" fo:font-weight="bold" officeooo:rsid="0024753b" officeooo:paragraph-rsid="0024753b" style:font-name-asian="Garamond2" style:font-size-asian="12.25pt" style:language-asian="zxx" style:country-asian="none" style:font-weight-asian="bold" style:font-name-complex="Garamond2" style:font-size-complex="14pt" style:language-complex="zxx" style:country-complex="none" style:font-weight-complex="bold"/>
    </style:style>
    <style:style style:name="P18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6459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19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6459" officeooo:paragraph-rsid="003fa217" style:font-name-asian="Garamond2" style:font-size-asian="12.25pt" style:font-weight-asian="normal" style:font-name-complex="Garamond2" style:font-size-complex="14pt" style:font-weight-complex="normal"/>
    </style:style>
    <style:style style:name="P20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17bd78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21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806a9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22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c03f55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23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c38e38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24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25333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25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76e3d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26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71d9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27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433e3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28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321461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29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d50e8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30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90ef0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31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3f2bd7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32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e10cb" officeooo:paragraph-rsid="002e10cb" style:font-name-asian="Garamond2" style:font-size-asian="12.25pt" style:font-weight-asian="normal" style:font-name-complex="Garamond2" style:font-size-complex="14pt" style:font-weight-complex="normal"/>
    </style:style>
    <style:style style:name="P33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3fa217" officeooo:paragraph-rsid="003fa217" style:font-name-asian="Garamond2" style:font-size-asian="12.25pt" style:font-weight-asian="normal" style:font-name-complex="Garamond2" style:font-size-complex="14pt" style:font-weight-complex="normal"/>
    </style:style>
    <style:style style:name="P34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806a9" officeooo:paragraph-rsid="0024753b" style:font-size-asian="12.25pt" style:font-weight-asian="normal" style:font-size-complex="14pt" style:font-weight-complex="normal"/>
    </style:style>
    <style:style style:name="P35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6459" officeooo:paragraph-rsid="0024753b" style:font-size-asian="12.25pt" style:font-weight-asian="normal" style:font-size-complex="14pt" style:font-weight-complex="normal"/>
    </style:style>
    <style:style style:name="P36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0971d9" officeooo:paragraph-rsid="0024753b" style:font-size-asian="12.25pt" style:font-weight-asian="normal" style:font-size-complex="14pt" style:font-weight-complex="normal"/>
    </style:style>
    <style:style style:name="P37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31d6b6" officeooo:paragraph-rsid="0024753b" style:font-size-asian="12.25pt" style:font-weight-asian="normal" style:font-size-complex="14pt" style:font-weight-complex="normal"/>
    </style:style>
    <style:style style:name="P38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weight="normal" officeooo:rsid="002e95a0" officeooo:paragraph-rsid="0024753b" style:font-size-asian="12.25pt" style:font-weight-asian="normal" style:font-size-complex="14pt" style:font-weight-complex="normal"/>
    </style:style>
    <style:style style:name="P39" style:family="paragraph" style:parent-style-name="normal">
      <loext:graphic-properties draw:fill="none"/>
      <style:paragraph-properties fo:margin-left="1.101cm" fo:margin-right="0cm" fo:text-align="start" style:justify-single-word="false" fo:orphans="2" fo:widows="2" fo:text-indent="0cm" style:auto-text-indent="false" fo:background-color="transparent" style:writing-mode="lr-tb"/>
      <style:text-properties style:font-name="Garamond" fo:font-size="14pt" fo:language="fr" fo:country="FR" fo:font-style="normal" fo:font-weight="normal" officeooo:rsid="000af1b0" officeooo:paragraph-rsid="0024753b" style:font-name-asian="Garamond2" style:font-size-asian="12.25pt" style:language-asian="zxx" style:country-asian="none" style:font-style-asian="normal" style:font-weight-asian="normal" style:font-name-complex="Garamond2" style:font-size-complex="14pt" style:language-complex="zxx" style:country-complex="none" style:font-style-complex="normal" style:font-weight-complex="normal"/>
    </style:style>
    <style:style style:name="P40" style:family="paragraph" style:parent-style-name="normal" style:master-page-name="">
      <loext:graphic-properties draw:fill="none"/>
      <style:paragraph-properties fo:margin-left="1.101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style:font-name="Garamond" fo:font-size="14pt" fo:language="fr" fo:country="FR" fo:font-weight="normal" officeooo:rsid="000806a9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P41" style:family="paragraph" style:parent-style-name="normal" style:master-page-name="">
      <loext:graphic-properties draw:fill="none"/>
      <style:paragraph-properties fo:margin-left="1.101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style:font-name="Garamond" fo:font-size="14pt" fo:language="fr" fo:country="FR" fo:font-weight="normal" officeooo:rsid="000971d9" officeooo:paragraph-rsid="0024753b" style:font-name-asian="Garamond2" style:font-size-asian="12.25pt" style:font-weight-asian="normal" style:font-name-complex="Garamond2" style:font-size-complex="14pt" style:font-weight-complex="normal"/>
    </style:style>
    <style:style style:name="T1" style:family="text">
      <style:text-properties officeooo:rsid="001feb0d"/>
    </style:style>
    <style:style style:name="T2" style:family="text">
      <style:text-properties style:text-position="super 58%" style:language-asian="zxx" style:country-asian="none" style:language-complex="zxx" style:country-complex="none"/>
    </style:style>
    <style:style style:name="T3" style:family="text">
      <style:text-properties style:text-position="super 58%" style:font-name-asian="Garamond2" style:font-size-asian="12.25pt" style:language-asian="zxx" style:country-asian="none" style:font-name-complex="Garamond2" style:language-complex="zxx" style:country-complex="none"/>
    </style:style>
    <style:style style:name="T4" style:family="text">
      <style:text-properties style:text-position="super 58%" officeooo:rsid="00096459" style:font-name-asian="Garamond2" style:font-size-asian="12.25pt" style:language-asian="zxx" style:country-asian="none" style:font-name-complex="Garamond2" style:language-complex="zxx" style:country-complex="none"/>
    </style:style>
    <style:style style:name="T5" style:family="text">
      <style:text-properties style:text-position="super 58%" style:font-size-asian="12.25pt" style:language-asian="zxx" style:country-asian="none" style:language-complex="zxx" style:country-complex="none"/>
    </style:style>
    <style:style style:name="T6" style:family="text">
      <style:text-properties style:font-name-asian="Garamond2" style:font-name-complex="Garamond2"/>
    </style:style>
    <style:style style:name="T7" style:family="text">
      <style:text-properties officeooo:rsid="00096459" style:font-name-asian="Garamond2" style:font-name-complex="Garamond2"/>
    </style:style>
    <style:style style:name="T8" style:family="text">
      <style:text-properties officeooo:rsid="000806a9" style:font-name-asian="Garamond2" style:font-name-complex="Garamond2"/>
    </style:style>
    <style:style style:name="T9" style:family="text">
      <style:text-properties officeooo:rsid="000af1b0" style:font-name-asian="Garamond2" style:font-name-complex="Garamond2"/>
    </style:style>
    <style:style style:name="T10" style:family="text">
      <style:text-properties officeooo:rsid="003f2bd7" style:font-name-asian="Garamond2" style:font-name-complex="Garamond2"/>
    </style:style>
    <style:style style:name="T11" style:family="text">
      <style:text-properties officeooo:rsid="0026b129" style:font-name-asian="Garamond2" style:font-name-complex="Garamond2"/>
    </style:style>
    <style:style style:name="T12" style:family="text">
      <style:text-properties officeooo:rsid="00308f61" style:font-name-asian="Garamond2" style:font-name-complex="Garamond2"/>
    </style:style>
    <style:style style:name="T13" style:family="text">
      <style:text-properties officeooo:rsid="003d82b7" style:font-name-asian="Garamond2" style:font-name-complex="Garamond2"/>
    </style:style>
    <style:style style:name="T14" style:family="text">
      <style:text-properties officeooo:rsid="003f898e" style:font-name-asian="Garamond2" style:font-name-complex="Garamond2"/>
    </style:style>
    <style:style style:name="T15" style:family="text">
      <style:text-properties officeooo:rsid="00449a4c" style:font-name-asian="Garamond2" style:font-name-complex="Garamond2"/>
    </style:style>
    <style:style style:name="T16" style:family="text">
      <style:text-properties style:font-name-asian="Garamond2" style:font-size-asian="12.25pt" style:language-asian="zxx" style:country-asian="none" style:font-name-complex="Garamond2" style:language-complex="zxx" style:country-complex="none"/>
    </style:style>
    <style:style style:name="T17" style:family="text">
      <style:text-properties officeooo:rsid="000665e2" style:font-name-asian="Garamond2" style:font-size-asian="12.25pt" style:language-asian="zxx" style:country-asian="none" style:font-name-complex="Garamond2" style:language-complex="zxx" style:country-complex="none"/>
    </style:style>
    <style:style style:name="T18" style:family="text">
      <style:text-properties officeooo:rsid="002e95a0"/>
    </style:style>
    <style:style style:name="T19" style:family="text">
      <style:text-properties officeooo:rsid="00276e3d"/>
    </style:style>
    <style:style style:name="T20" style:family="text">
      <style:text-properties officeooo:rsid="002433e3"/>
    </style:style>
    <style:style style:name="T21" style:family="text">
      <style:text-properties style:font-name="Garamond1" fo:font-weight="bold" style:font-name-asian="Garamond2" style:font-size-asian="14pt" style:font-weight-asian="bold" style:font-name-complex="Garamond2" style:font-weight-complex="bold"/>
    </style:style>
    <style:style style:name="T22" style:family="text">
      <style:text-properties style:font-name="Garamond1" style:font-name-asian="Garamond2" style:font-size-asian="14pt" style:font-name-complex="Garamond2"/>
    </style:style>
    <style:style style:name="T23" style:family="text">
      <style:text-properties fo:font-weight="normal" officeooo:rsid="000665e2" style:font-name-asian="Garamond2" style:font-size-asian="12.25pt" style:font-weight-asian="normal" style:font-name-complex="Garamond2" style:font-weight-complex="normal"/>
    </style:style>
    <style:style style:name="T24" style:family="text">
      <style:text-properties fo:font-weight="normal" officeooo:rsid="00096459" style:font-name-asian="Garamond2" style:font-size-asian="12.25pt" style:font-weight-asian="normal" style:font-name-complex="Garamond2" style:font-weight-complex="normal"/>
    </style:style>
    <style:style style:name="T25" style:family="text">
      <style:text-properties fo:font-weight="normal" officeooo:rsid="000806a9" style:font-name-asian="Garamond2" style:font-size-asian="12.25pt" style:font-weight-asian="normal" style:font-name-complex="Garamond2" style:font-weight-complex="normal"/>
    </style:style>
    <style:style style:name="T26" style:family="text">
      <style:text-properties fo:font-weight="normal" officeooo:rsid="004c9810" style:font-name-asian="Garamond2" style:font-size-asian="12.25pt" style:font-weight-asian="normal" style:font-name-complex="Garamond2" style:font-weight-complex="normal"/>
    </style:style>
    <style:style style:name="T27" style:family="text">
      <style:text-properties fo:font-weight="normal" officeooo:rsid="0024ee4b" style:font-name-asian="Garamond2" style:font-size-asian="12.25pt" style:font-weight-asian="normal" style:font-name-complex="Garamond2" style:font-weight-complex="normal"/>
    </style:style>
    <style:style style:name="T28" style:family="text">
      <style:text-properties fo:font-weight="normal" officeooo:rsid="0026b129" style:font-name-asian="Garamond2" style:font-size-asian="12.25pt" style:font-weight-asian="normal" style:font-name-complex="Garamond2" style:font-weight-complex="normal"/>
    </style:style>
    <style:style style:name="T29" style:family="text">
      <style:text-properties fo:font-weight="normal" officeooo:rsid="0033640f" style:font-name-asian="Garamond2" style:font-size-asian="12.25pt" style:font-weight-asian="normal" style:font-name-complex="Garamond2" style:font-weight-complex="normal"/>
    </style:style>
    <style:style style:name="T30" style:family="text">
      <style:text-properties fo:font-weight="normal" officeooo:rsid="0036d1fa" style:font-name-asian="Garamond2" style:font-size-asian="12.25pt" style:font-weight-asian="normal" style:font-name-complex="Garamond2" style:font-weight-complex="normal"/>
    </style:style>
    <style:style style:name="T31" style:family="text">
      <style:text-properties fo:font-weight="normal" officeooo:rsid="003fa217" style:font-name-asian="Garamond2" style:font-size-asian="12.25pt" style:font-weight-asian="normal" style:font-name-complex="Garamond2" style:font-weight-complex="normal"/>
    </style:style>
    <style:style style:name="T32" style:family="text">
      <style:text-properties style:language-asian="zxx" style:country-asian="none" style:language-complex="zxx" style:country-complex="none"/>
    </style:style>
    <style:style style:name="T33" style:family="text">
      <style:text-properties officeooo:rsid="002fdeb5" style:language-asian="zxx" style:country-asian="none" style:language-complex="zxx" style:country-complex="none"/>
    </style:style>
    <style:style style:name="T34" style:family="text">
      <style:text-properties style:text-position="0% 100%" style:font-name-asian="Garamond2" style:font-size-asian="12.25pt" style:language-asian="zxx" style:country-asian="none" style:font-name-complex="Garamond2" style:language-complex="zxx" style:country-complex="none"/>
    </style:style>
    <style:style style:name="T35" style:family="text">
      <style:text-properties style:text-position="0% 100%" officeooo:rsid="00096459" style:font-name-asian="Garamond2" style:font-size-asian="12.25pt" style:language-asian="zxx" style:country-asian="none" style:font-name-complex="Garamond2" style:language-complex="zxx" style:country-complex="none"/>
    </style:style>
    <style:style style:name="T36" style:family="text">
      <style:text-properties style:text-position="0% 100%" style:font-size-asian="12.25pt" style:language-asian="zxx" style:country-asian="none" style:language-complex="zxx" style:country-complex="none"/>
    </style:style>
    <style:style style:name="T37" style:family="text">
      <style:text-properties style:font-size-asian="12.25pt" style:language-asian="zxx" style:country-asian="none" style:language-complex="zxx" style:country-complex="none"/>
    </style:style>
    <style:style style:name="T38" style:family="text">
      <style:text-properties officeooo:rsid="000665e2" style:font-size-asian="12.25pt" style:language-asian="zxx" style:country-asian="none" style:language-complex="zxx" style:country-complex="none"/>
    </style:style>
    <style:style style:name="T39" style:family="text">
      <style:text-properties officeooo:rsid="0027b528"/>
    </style:style>
    <style:style style:name="T40" style:family="text">
      <style:text-properties officeooo:rsid="002d25dc"/>
    </style:style>
    <style:style style:name="T41" style:family="text">
      <style:text-properties officeooo:rsid="00308f61"/>
    </style:style>
    <style:style style:name="T42" style:family="text">
      <style:text-properties officeooo:rsid="003359c8"/>
    </style:style>
    <style:style style:name="T43" style:family="text">
      <style:text-properties officeooo:rsid="0033640f"/>
    </style:style>
    <style:style style:name="T44" style:family="text">
      <style:text-properties officeooo:rsid="003538db"/>
    </style:style>
    <style:style style:name="T45" style:family="text">
      <style:text-properties officeooo:rsid="00370c42"/>
    </style:style>
    <style:style style:name="T46" style:family="text">
      <style:text-properties officeooo:rsid="0037cf93"/>
    </style:style>
    <style:style style:name="T47" style:family="text">
      <style:text-properties officeooo:rsid="00396d6f"/>
    </style:style>
    <style:style style:name="T48" style:family="text">
      <style:text-properties officeooo:rsid="003f220d"/>
    </style:style>
    <style:style style:name="T49" style:family="text">
      <style:text-properties officeooo:rsid="003f7245"/>
    </style:style>
    <style:style style:name="T50" style:family="text">
      <style:text-properties officeooo:rsid="003fa217"/>
    </style:style>
    <style:style style:name="T51" style:family="text">
      <style:text-properties officeooo:rsid="0030babf" style:font-size-asian="14pt" style:language-asian="zxx" style:country-asian="none" style:language-complex="zxx" style:country-complex="none"/>
    </style:style>
    <style:style style:name="T52" style:family="text">
      <style:text-properties officeooo:rsid="00449a4c"/>
    </style:style>
    <style:style style:name="T53" style:family="text">
      <style:text-properties officeooo:rsid="004527bc"/>
    </style:style>
    <style:style style:name="T54" style:family="text">
      <style:text-properties officeooo:rsid="0045e8de"/>
    </style:style>
    <style:style style:name="T55" style:family="text">
      <style:text-properties officeooo:rsid="0047581c"/>
    </style:style>
    <style:style style:name="T56" style:family="text">
      <style:text-properties officeooo:rsid="00495b4c"/>
    </style:style>
    <style:style style:name="T57" style:family="text">
      <style:text-properties officeooo:rsid="004b3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ronologie Humaine</text:p>
      <text:p text:style-name="P4"/>
      <text:p text:style-name="P2"/>
      <text:p text:style-name="P5"><text:span text:style-name="T32">Cette chronologie relate tous les événements majeurs de l’Histoire Humaine depuis le milieu du </text:span><text:span text:style-name="T33">21</text:span><text:span text:style-name="T2">eme</text:span><text:span text:style-name="T32"> siècle.</text:span></text:p>
      <text:p text:style-name="P8"/>
      <text:p text:style-name="P7"><text:span text:style-name="T17">2</text:span><text:span text:style-name="T16">1</text:span><text:span text:style-name="T3">eme</text:span><text:span text:style-name="T34"> siècle :</text:span></text:p>
      <text:p text:style-name="P12"/>
      <text:p text:style-name="P9">2050 – La barre des 2°C de la hausse des températures n’a pas été atteint, celle-ci est montée à 4,2°C</text:p>
      <text:p text:style-name="P6"><text:span text:style-name="T23">2051 – Selon les meilleur</text:span><text:span text:style-name="T27">e</text:span><text:span text:style-name="T23">s estimations, l’</text:span><text:span text:style-name="T30">humanité</text:span><text:span text:style-name="T23"> sera condamnée d’ici </text:span><text:span text:style-name="T31">un</text:span><text:span text:style-name="T23"> siècle, le projet </text:span><text:span text:style-name="T24">ALCOR</text:span><text:span text:style-name="T23"> est lancé pour faire immigrer l’humanité</text:span></text:p>
      <text:p text:style-name="P9">2060 – Premier module de la station <text:a xlink:type="simple" xlink:href="https://drive.google.com/file/d/1gdRxMg_SnvcyvGio-aUIq9jwME3r0F-w/view" text:style-name="Internet_20_link" text:visited-style-name="Visited_20_Internet_20_Link">Alcor</text:a> mis en orbite de Mars</text:p>
      <text:p text:style-name="P10">2061 – Deuxième module d’Alcor, des serveurs contenant l’encyclopédie humaine</text:p>
      <text:p text:style-name="P6"><text:span text:style-name="T23">2065 – Pose des fondations de la première colonie martienne, </text:span><text:span text:style-name="T25">New Gaïa</text:span></text:p>
      <text:p text:style-name="P11">2068 – Premiers humains à bord d’Alcor, mise en place de la voie de transit entre Alcor et New Gaïa</text:p>
      <text:p text:style-name="P11">2072 – <text:span text:style-name="T46">Arrivée</text:span> de la première arche contenant 10.000 personnes <text:span text:style-name="T47">à</text:span> <text:span text:style-name="T46">New Gaïa</text:span></text:p>
      <text:p text:style-name="P11">2073 – Première récolte sur New Gaïa</text:p>
      <text:p text:style-name="P6"><text:span text:style-name="T25">2075 – Début de la </text:span><text:a xlink:type="simple" xlink:href="https://drive.google.com/open?id=1LFZPeQrpfo-7SGdpWXygnjB4UtP-X6f0" text:style-name="Internet_20_link" text:visited-style-name="Visited_20_Internet_20_Link"><text:span text:style-name="T25">grande pandémie </text:span></text:a><text:a xlink:type="simple" xlink:href="https://drive.google.com/file/d/1LFZPeQrpfo-7SGdpWXygnjB4UtP-X6f0/view" text:style-name="Internet_20_link" text:visited-style-name="Visited_20_Internet_20_Link"><text:span text:style-name="T31">de Flutterite </text:span></text:a><text:a xlink:type="simple" xlink:href="https://drive.google.com/open?id=1LFZPeQrpfo-7SGdpWXygnjB4UtP-X6f0" text:style-name="Internet_20_link" text:visited-style-name="Visited_20_Internet_20_Link"><text:span text:style-name="T25">sur Terre</text:span></text:a><text:span text:style-name="T25">, </text:span><text:span text:style-name="T24">seuls les sujets seins sont aptes à la migration vers Mars</text:span></text:p>
      <text:p text:style-name="P6"><text:span text:style-name="T25">2080 – La population humaine sur Terre atteint les </text:span><text:span text:style-name="T28">7</text:span><text:span text:style-name="T25"> milliards, et 30.000 sur New Gaïa</text:span></text:p>
      <text:p text:style-name="P6"><text:span text:style-name="T25">2084 – Alcor est terminée, </text:span><text:span text:style-name="T29">des membres de différents</text:span><text:span text:style-name="T25"> gouvernements ont </text:span><text:span text:style-name="T26">migré</text:span><text:span text:style-name="T25"> sur place</text:span></text:p>
      <text:p text:style-name="P40">2085 – Unification des gouvernements sur New Gaïa</text:p>
      <text:p text:style-name="P20">20<text:span text:style-name="T42">90</text:span> – Instauration de la langue unique à l’école</text:p>
      <text:p text:style-name="P21">2094 – <text:span text:style-name="T48">Mise au point du générateur de trou de ver (</text:span><text:a xlink:type="simple" xlink:href="https://drive.google.com/file/d/127svzqz5A4WEZcN4mJ-YT9XM5sNiHuuV/edit" text:style-name="Internet_20_link" text:visited-style-name="Visited_20_Internet_20_Link"><text:span text:style-name="T48">GTV</text:span></text:a><text:span text:style-name="T48">)</text:span></text:p>
      <text:p text:style-name="P21">2095 – La distance Mars – Neptune est effectué en moins d<text:span text:style-name="T55">e 5</text:span> heure<text:span text:style-name="T55">s</text:span></text:p>
      <text:p text:style-name="P21">2097 – Création du Consortium des pilotes, début de l’exploration interstellaire</text:p>
      <text:p text:style-name="P34"><text:span text:style-name="T6">2100 – Population sur Terre : </text:span><text:span text:style-name="T11">3</text:span><text:span text:style-name="T6"> milliards, population sur Mars : </text:span><text:span text:style-name="T13">150.000</text:span><text:span text:style-name="T6">, </text:span><text:span text:style-name="T7">Alcor nommé Capitale de l’humanité</text:span></text:p>
      <text:p text:style-name="P18"/>
      <text:p text:style-name="P13"><text:span text:style-name="T17">2</text:span><text:span text:style-name="T16">2</text:span><text:span text:style-name="T4">eme</text:span><text:span text:style-name="T35"> siècle :</text:span></text:p>
      <text:p text:style-name="P16"/>
      <text:p text:style-name="P18">2101 – Suite aux premières explorations, la lune de la Terre est renommé Séléné, le Soleil est renommé Hélios</text:p>
      <text:p text:style-name="P22">2113 – Le Code Civil d’Alcor (CCA) entre en vigueur</text:p>
      <text:p text:style-name="P23">2114 – Alcor et New Gaïa fondent l’<text:span text:style-name="T44">Union</text:span> Confédéral<text:span text:style-name="T43">e</text:span> Humaine (<text:span text:style-name="T44">U</text:span>CH)</text:p>
      <text:p text:style-name="P32">2129 – Découverte de l’émetteur de champ de force<text:span text:style-name="T41">s</text:span> gravitationnel<text:span text:style-name="T41">les</text:span> (<text:a xlink:type="simple" xlink:href="https://drive.google.com/file/d/1AnPzKM4x6D1aBArpQwK9UGtQXWJCUjRD/view" text:style-name="Internet_20_link" text:visited-style-name="Visited_20_Internet_20_Link">Boucliers</text:a>)</text:p>
      <text:p text:style-name="P18">2151 – Population humaine sur Terre estimé<text:span text:style-name="T41">e</text:span> à 0, population sur Mars : <text:span text:style-name="T49">675.000</text:span></text:p>
      <text:p text:style-name="P35"><text:span text:style-name="T8">2</text:span><text:span text:style-name="T6">153 – La Terre est classé</text:span><text:span text:style-name="T12">e</text:span><text:span text:style-name="T6"> comme planète « </text:span><text:a xlink:type="simple" xlink:href="https://drive.google.com/file/d/158KwMSkof1_MMHaFvYBmxiNEbFelLYEH/view" text:style-name="Internet_20_link" text:visited-style-name="Visited_20_Internet_20_Link"><text:span text:style-name="T14">Hostile</text:span></text:a><text:span text:style-name="T6"> » à cause de son atmosphère toxique</text:span></text:p>
      <text:p text:style-name="P23">2184 – L’<text:span text:style-name="T44">U</text:span>CH est renommé<text:span text:style-name="T41">e</text:span>, elle devient la « <text:a xlink:type="simple" xlink:href="https://drive.google.com/file/d/1vv2quhII9fampLt5HNJ3wn7Yw-178c1G/view" text:style-name="Internet_20_link" text:visited-style-name="Visited_20_Internet_20_Link">Confédération</text:a> »</text:p>
      <text:p text:style-name="P23"/>
      <text:p text:style-name="P23"/>
      <text:p text:style-name="P23"/>
      <text:p text:style-name="P14"><text:soft-page-break/><text:span text:style-name="T38">2</text:span><text:span text:style-name="T37">3</text:span><text:span text:style-name="T5">eme</text:span><text:span text:style-name="T36"> siècle :</text:span></text:p>
      <text:p text:style-name="P17"/>
      <text:p text:style-name="P18">2214 – Premier contact avec une race extra-terrestre, <text:span text:style-name="T50">les </text:span><text:a xlink:type="simple" xlink:href="https://drive.google.com/file/d/1Y6OEdk7ALDKHtPgh8oGyb4nYhu7G07h2/view" text:style-name="Internet_20_link" text:visited-style-name="Visited_20_Internet_20_Link"><text:span text:style-name="T50">Stranis</text:span></text:a>, des émissaires sont envoyés de part et d’autre afin de briser la barrière de la <text:a xlink:type="simple" xlink:href="https://drive.google.com/file/d/1GcO3r7o2T98zBruk_55BdMYLbUcrfTGL/view" text:style-name="Internet_20_link" text:visited-style-name="Visited_20_Internet_20_Link">langue</text:a></text:p>
      <text:p text:style-name="P19">2215 – Création de trois grandes <text:a xlink:type="simple" xlink:href="https://drive.google.com/file/d/1eKdRmeJ8G9Ovjw94ZNR_--Wmgfz7lXTR/view" text:style-name="Internet_20_link" text:visited-style-name="Visited_20_Internet_20_Link">organisations</text:a> humaines : l’Alliance responsable des forces armées, la Guilde <text:span text:style-name="T50">Marchande </text:span>en charge des affaires économiques, et <text:s/>l’<text:span text:style-name="T50">UCRS (</text:span><text:span text:style-name="T51">Union des Centres de Recherches Spatiales</text:span><text:span text:style-name="T50">) </text:span>en charge <text:span text:style-name="T45">de la recherche</text:span></text:p>
      <text:p text:style-name="P18">2217 – La langue des Stranis est décryptée, signature d’un traité d’échange commercial et instauration par la Guilde d’un<text:span text:style-name="T56">e</text:span> monnaie commune, le Koni</text:p>
      <text:p text:style-name="P31">2219 – Première conférence galactique des poids et mesures, harmonisation des unités entre Humains et Stranis</text:p>
      <text:p text:style-name="P33">2220 – Cycle 0 du <text:a xlink:type="simple" xlink:href="https://drive.google.com/file/d/1dPuoTOPDRdKNSH7T7MqxkADND6KZwOqq/view" text:style-name="Internet_20_link" text:visited-style-name="Visited_20_Internet_20_Link">Calendrier Galactique</text:a></text:p>
      <text:p text:style-name="P31">2222 – La technologie des implants crânien<text:span text:style-name="T41">s</text:span> est fiable et performante</text:p>
      <text:p text:style-name="P31">2233 – Le Consortium s’étend aux Stranis</text:p>
      <text:p text:style-name="P41">2234 – Premier Strani à entrer au Consortium</text:p>
      <text:p text:style-name="P24">2242 – Fin de la terraformation de Mars</text:p>
      <text:p text:style-name="P18">2248 – Première colonie humaine hors du Système Hélios sur Hope I, <text:span text:style-name="T50">l’UCRS devient l’Union Planétaire</text:span></text:p>
      <text:p text:style-name="P22">2250 – Création du <text:a xlink:type="simple" xlink:href="https://drive.google.com/file/d/1k-3BATSijABQnZMPCwSm85rLiXqf_Klp/view" text:style-name="Internet_20_link" text:visited-style-name="Visited_20_Internet_20_Link">Tribunal d’Alcor</text:a></text:p>
      <text:p text:style-name="P25">2286 – La population humaine atteint le milliard.</text:p>
      <text:p text:style-name="P18">2295 – Première planète co-colonisé par l’Union et les Stranis</text:p>
      <text:p text:style-name="P18"/>
      <text:p text:style-name="P14"><text:span text:style-name="T38">2</text:span><text:span text:style-name="T37">4</text:span><text:span text:style-name="T5">eme</text:span><text:span text:style-name="T36"> siècle :</text:span></text:p>
      <text:p text:style-name="P17"/>
      <text:p text:style-name="P25">2317 – Centenaire du premier traité Humano-Str<text:span text:style-name="T40">a</text:span>ni </text:p>
      <text:p text:style-name="P18">2325 – Dissolution du dernier parti politique de l’Union ouvertement anti-Stranis</text:p>
      <text:p text:style-name="P26">2352 – Découverte d’une nouvelle race extraterrestre nommé<text:span text:style-name="T57">e</text:span> Torks</text:p>
      <text:p text:style-name="P26">2355 – A la vue de l’expansion des Torks, l’extermination totale est décrété par l’Alliance et les Stranis.</text:p>
      <text:p text:style-name="P25">2356 – Les Stranis intègrent l’Alliance</text:p>
      <text:p text:style-name="P26">2368 – Fondation des <text:a xlink:type="simple" xlink:href="https://drive.google.com/file/d/1YdM4VqdMXvxL6NGurIXi2qeKGI-STKKG/view" text:style-name="Internet_20_link" text:visited-style-name="Visited_20_Internet_20_Link">Rebelles de Cerberi</text:a> (anciennement faisant parti de l’Alliance)</text:p>
      <text:p text:style-name="P27">2370 - Après deux siècles de guerre, les Stranis déclarent le cessez-le-feu envers les <text:s/><text:a xlink:type="simple" xlink:href="https://drive.google.com/file/d/1R9AWkVkfMSJ9ysJcmNCS1Zk48m5LbVoi/view" text:style-name="Internet_20_link" text:visited-style-name="Visited_20_Internet_20_Link"><text:span text:style-name="T50">Tr'Traris</text:span></text:a>, race robotique rebelle occupant la planète mère des Stranis</text:p>
      <text:p text:style-name="P26">23<text:span text:style-name="T18">97</text:span> – Les Torks ont été repoussés hors de l’espace colonisé, <text:span text:style-name="T19">l’Union aura perdu 32 planètes durant la guerre</text:span></text:p>
      <text:p text:style-name="P28">2398 – Les Rebelles de Cerberi font sécession vis-à-vis d<text:span text:style-name="T39">e la Confédération</text:span></text:p>
      <text:p text:style-name="P28">2399 – <text:a xlink:type="simple" xlink:href="https://drive.google.com/file/d/1YdM4VqdMXvxL6NGurIXi2qeKGI-STKKG/view" text:style-name="Internet_20_link" text:visited-style-name="Visited_20_Internet_20_Link">Cerberi</text:a> est une nation indépendante</text:p>
      <text:p text:style-name="P26">2400 – La population humaine dépasse à nouveau le milliard</text:p>
      <text:p text:style-name="P26"/>
      <text:p text:style-name="P14"><text:span text:style-name="T38">2</text:span><text:span text:style-name="T37">5</text:span><text:span text:style-name="T5">eme</text:span><text:span text:style-name="T36"> siècle :</text:span></text:p>
      <text:p text:style-name="P17"/>
      <text:p text:style-name="P26">2421 – Première « frontière » commune entre <text:span text:style-name="T54">la Confédération</text:span> et les Stranis</text:p>
      <text:p text:style-name="P25">2456 – Centenaire de l’Alliance entre Humains et Stranis face aux Torks</text:p>
      <text:p text:style-name="P26">2486 – Découverte d’une nouvelle race extraterrestre dans un système isolé, la non-intervention est décrété<text:span text:style-name="T41">e</text:span> par l’<text:span text:style-name="T54">Union</text:span>. Les Vada<text:span text:style-name="T52">s</text:span> sont sous observation</text:p>
      <text:p text:style-name="P29">2490 – La <text:a xlink:type="simple" xlink:href="https://drive.google.com/file/d/1GcO3r7o2T98zBruk_55BdMYLbUcrfTGL/view" text:style-name="Internet_20_link" text:visited-style-name="Visited_20_Internet_20_Link">langue</text:a> des Vada<text:span text:style-name="T52">s</text:span> est décrypté<text:span text:style-name="T41">e</text:span> par un Strani</text:p>
      <text:p text:style-name="P15"/>
      <text:p text:style-name="P15"><text:soft-page-break/></text:p>
      <text:p text:style-name="P14"><text:span text:style-name="T38">2</text:span><text:span text:style-name="T37">6</text:span><text:span text:style-name="T5">eme</text:span><text:span text:style-name="T36"> siècle :</text:span></text:p>
      <text:p text:style-name="P17"/>
      <text:p text:style-name="P27">2510 – Des factions Tr'Tari indépendantes s’établissent sur des planètes « <text:span text:style-name="T41">N</text:span>on viable »</text:p>
      <text:p text:style-name="P30">2514 – Première liaison commerciale entre la Guilde et une faction <text:span text:style-name="T20">Tr'Tari</text:span></text:p>
      <text:p text:style-name="P36"><text:span text:style-name="T6">2543 – Les Vada</text:span><text:span text:style-name="T15">s</text:span><text:span text:style-name="T6"> explorent l’espace, l’Union et les Stranis décident de fonder <text:s/>un lieu de coopération inter-espèce sur une planète neutre, </text:span><text:span text:style-name="T9">le </text:span><text:a xlink:type="simple" xlink:href="https://drive.google.com/file/d/1tdH3fxrEO6eTre-H9htaplrJcct80qr4/view" text:style-name="Internet_20_link" text:visited-style-name="Visited_20_Internet_20_Link"><text:span text:style-name="T9">Conseil Galactique</text:span></text:a><text:span text:style-name="T9"> est établi </text:span><text:span text:style-name="T10">sur Matro IV</text:span><text:span text:style-name="T9">, les Vada</text:span><text:span text:style-name="T15">s</text:span><text:span text:style-name="T9"> sont invités à le rejoindre</text:span></text:p>
      <text:p text:style-name="P37"><text:span text:style-name="T9">2</text:span><text:span text:style-name="T6">544 – Les Vada</text:span><text:span text:style-name="T15">s</text:span><text:span text:style-name="T6"> intègrent le Consortium</text:span></text:p>
      <text:p text:style-name="P38"><text:span text:style-name="T9">2</text:span><text:span text:style-name="T6">572 – Lancement du projet </text:span><text:span text:style-name="T21">Ω </text:span><text:span text:style-name="T22">par le conseil</text:span></text:p>
      <text:p text:style-name="P39">2576 – Aujourd’h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1" svg:font-family="Garamond" style:font-family-generic="roma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2" svg:font-family="Garamond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MT1" style:family="text">
      <style:text-properties officeooo:rsid="001feb0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<text:span text:style-name="MT1">Orion le MJ</text:span> | Page 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7M41S</meta:editing-duration>
    <meta:editing-cycles>53</meta:editing-cycles>
    <meta:generator>LibreOffice/6.0.2.1$Windows_X86_64 LibreOffice_project/f7f06a8f319e4b62f9bc5095aa112a65d2f3ac89</meta:generator>
    <dc:date>2020-04-01T16:38:39.433000000</dc:date>
    <meta:document-statistic meta:table-count="0" meta:image-count="0" meta:object-count="0" meta:page-count="3" meta:paragraph-count="67" meta:word-count="774" meta:character-count="4953" meta:non-whitespace-character-count="4184"/>
    <meta:user-defined meta:name="Info 1"/>
    <meta:user-defined meta:name="Info 2"/>
    <meta:user-defined meta:name="Info 3"/>
    <meta:user-defined meta:name="Info 4"/>
  </office:meta>
</office:document-meta>
</file>